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2206360561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1:06:19.806055215</dc:date>
    <meta:editing-duration>PT2H30M37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18" meta:character-count="1182" meta:non-whitespace-character-count="1021"/>
  </office:meta>
</office:document-meta>
</file>